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rsid="00661272" officeooo:paragraph-rsid="00661272"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bold" officeooo:rsid="00680c86" officeooo:paragraph-rsid="00680c86" style:font-size-asian="10pt" style:language-asian="zxx" style:country-asian="none"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9" style:family="paragraph" style:parent-style-name="Standard">
      <style:text-properties style:font-name="Arial" fo:font-size="10pt" fo:language="en" fo:country="US" officeooo:paragraph-rsid="0054ee91" style:font-size-asian="10pt" style:font-name-complex="Century Gothic" style:font-size-complex="10pt"/>
    </style:style>
    <style:style style:name="P10"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1" style:family="paragraph" style:parent-style-name="Standard">
      <style:paragraph-properties fo:text-align="justify" style:justify-single-word="false"/>
      <style:text-properties style:font-name="Arial" fo:font-size="10pt" fo:language="en" fo:country="GB" fo:font-weight="normal" officeooo:paragraph-rsid="00018ea6" style:font-size-asian="10pt" style:font-weight-asian="normal" style:font-name-complex="Century Gothic" style:font-size-complex="10pt" style:font-weight-complex="normal"/>
    </style:style>
    <style:style style:name="P12" style:family="paragraph" style:parent-style-name="Standard">
      <style:text-properties style:font-name="Arial" fo:font-size="10pt" fo:language="en" fo:country="US" fo:font-style="normal" officeooo:rsid="00329698" officeooo:paragraph-rsid="0054ee91" style:font-size-asian="10pt" style:font-style-asian="normal" style:font-name-complex="Century Gothic" style:font-size-complex="10pt" style:font-style-complex="normal"/>
    </style:style>
    <style:style style:name="P13" style:family="paragraph" style:parent-style-name="Standard">
      <style:paragraph-properties fo:text-align="start" style:justify-single-word="false"/>
      <style:text-properties officeooo:paragraph-rsid="00756654"/>
    </style:style>
    <style:style style:name="P14" style:family="paragraph" style:parent-style-name="Standard">
      <style:paragraph-properties fo:text-align="justify" style:justify-single-word="false"/>
      <style:text-properties officeooo:paragraph-rsid="00756654"/>
    </style:style>
    <style:style style:name="P15" style:family="paragraph" style:parent-style-name="Standard" style:list-style-name="L3">
      <style:paragraph-properties fo:text-align="justify" style:justify-single-word="false"/>
      <style:text-properties officeooo:paragraph-rsid="00756654"/>
    </style:style>
    <style:style style:name="P16" style:family="paragraph" style:parent-style-name="Standard" style:list-style-name="L4">
      <style:paragraph-properties fo:text-align="justify" style:justify-single-word="false"/>
      <style:text-properties officeooo:paragraph-rsid="00756654"/>
    </style:style>
    <style:style style:name="P17" style:family="paragraph" style:parent-style-name="Standard">
      <style:paragraph-properties fo:text-align="justify" style:justify-single-word="false"/>
      <style:text-properties style:font-name="Century Gothic" fo:font-size="10pt" fo:language="en" fo:country="US" fo:font-weight="normal" officeooo:rsid="00535b5d" officeooo:paragraph-rsid="00756654" style:font-size-asian="10pt" style:language-asian="en" style:country-asian="US" style:font-weight-asian="normal" style:font-name-complex="Century Gothic" style:font-size-complex="10pt" style:font-weight-complex="normal"/>
    </style:style>
    <style:style style:name="P18" style:family="paragraph" style:parent-style-name="Standard">
      <style:paragraph-properties fo:text-align="justify" style:justify-single-word="false"/>
      <style:text-properties style:font-name="Century Gothic" fo:font-size="10pt" fo:language="en" fo:country="US" officeooo:paragraph-rsid="00756654" style:font-size-asian="10pt" style:language-asian="en" style:country-asian="US" style:font-name-complex="Century Gothic" style:font-size-complex="10pt"/>
    </style:style>
    <style:style style:name="P19" style:family="paragraph" style:parent-style-name="Standard">
      <style:text-properties style:font-name="Century Gothic" fo:font-size="10pt" fo:language="en" fo:country="US" officeooo:paragraph-rsid="00756654" style:font-size-asian="10pt" style:language-asian="en" style:country-asian="US" style:font-name-complex="Century Gothic"/>
    </style:style>
    <style:style style:name="P20" style:family="paragraph" style:parent-style-name="Standard">
      <style:paragraph-properties fo:text-align="justify" style:justify-single-word="false"/>
      <style:text-properties style:font-name="Century Gothic" fo:font-size="10pt" fo:language="en" fo:country="US" fo:font-weight="bold" officeooo:rsid="00535b5d" officeooo:paragraph-rsid="00756654" style:font-size-asian="10pt" style:language-asian="en" style:country-asian="US" style:font-weight-asian="bold" style:font-name-complex="Century Gothic" style:font-size-complex="10pt" style:font-weight-complex="bold"/>
    </style:style>
    <style:style style:name="P21" style:family="paragraph" style:parent-style-name="Standard">
      <style:paragraph-properties fo:text-align="justify" style:justify-single-word="false"/>
      <style:text-properties style:font-name="Century Gothic" fo:font-size="10pt" fo:language="en" fo:country="US" fo:font-weight="bold" officeooo:rsid="00756654" officeooo:paragraph-rsid="00756654" style:font-size-asian="10pt" style:language-asian="en" style:country-asian="US" style:font-weight-asian="bold" style:font-name-complex="Century Gothic" style:font-size-complex="10pt" style:font-weight-complex="bold"/>
    </style:style>
    <style:style style:name="P22" style:family="paragraph" style:parent-style-name="Standard">
      <style:text-properties style:font-name="Century Gothic" fo:font-size="10pt" officeooo:paragraph-rsid="00756654" style:font-size-asian="10pt" style:font-name-complex="Century Gothic"/>
    </style:style>
    <style:style style:name="P23" style:family="paragraph" style:parent-style-name="Standard">
      <style:paragraph-properties fo:text-align="justify" style:justify-single-word="false"/>
      <style:text-properties fo:color="#000000" style:font-name="Century Gothic" fo:font-size="10pt" officeooo:paragraph-rsid="00756654" style:font-size-asian="10pt" style:font-name-complex="Century Gothic"/>
    </style:style>
    <style:style style:name="P24" style:family="paragraph" style:parent-style-name="Standard">
      <style:paragraph-properties fo:text-align="justify" style:justify-single-word="false"/>
      <style:text-properties fo:color="#000000" style:font-name="Century Gothic" fo:font-size="10pt" officeooo:paragraph-rsid="00756654" style:font-size-asian="10pt" style:font-name-complex="Century Gothic" style:font-weight-complex="bold"/>
    </style:style>
    <style:style style:name="P25" style:family="paragraph" style:parent-style-name="Standard" style:list-style-name="L3">
      <style:paragraph-properties fo:text-align="justify" style:justify-single-word="false"/>
      <style:text-properties fo:color="#000000" style:font-name="Century Gothic" fo:font-size="10pt" officeooo:rsid="006a0840" officeooo:paragraph-rsid="00756654" style:font-size-asian="10pt" style:font-name-complex="Century Gothic"/>
    </style:style>
    <style:style style:name="P26" style:family="paragraph" style:parent-style-name="Standard">
      <style:paragraph-properties fo:text-align="justify" style:justify-single-word="false"/>
      <style:text-properties fo:color="#000000" style:font-name="Century Gothic" fo:font-size="10pt" fo:font-weight="bold" officeooo:paragraph-rsid="00756654" style:font-size-asian="10pt" style:font-weight-asian="bold" style:font-name-complex="Century Gothic" style:font-weight-complex="bold"/>
    </style:style>
    <style:style style:name="P27" style:family="paragraph" style:parent-style-name="Standard">
      <style:paragraph-properties fo:text-align="start" style:justify-single-word="false"/>
      <style:text-properties fo:color="#000000" style:font-name="Century Gothic" fo:font-size="10pt" fo:font-weight="bold" officeooo:paragraph-rsid="00756654" style:font-size-asian="10pt" style:font-weight-asian="bold" style:font-name-complex="Century Gothic" style:font-weight-complex="bold"/>
    </style:style>
    <style:style style:name="P28" style:family="paragraph" style:parent-style-name="Standard">
      <style:text-properties style:font-name="Arial Narrow" fo:font-size="18pt" fo:font-weight="bold" style:font-size-asian="18pt" style:font-weight-asian="bold" style:font-name-complex="Arial Narrow" style:font-size-complex="18pt"/>
    </style:style>
    <style:style style:name="P29" style:family="paragraph" style:parent-style-name="Standard">
      <style:text-properties fo:font-size="16pt" fo:font-weight="bold" style:font-size-asian="16pt" style:font-weight-asian="bold" style:font-size-complex="16pt"/>
    </style:style>
    <style:style style:name="P30" style:family="paragraph" style:parent-style-name="Standard">
      <style:text-properties officeooo:paragraph-rsid="00756654"/>
    </style:style>
    <style:style style:name="P31" style:family="paragraph">
      <style:paragraph-properties fo:text-align="start" style:writing-mode="lr-tb"/>
    </style:style>
    <style:style style:name="P32" style:family="paragraph">
      <loext:graphic-properties draw:fill="solid" draw:fill-color="#ffffff"/>
      <style:paragraph-properties fo:text-align="start" style:writing-mode="lr-tb"/>
    </style:style>
    <style:style style:name="P33" style:family="paragraph">
      <loext:graphic-properties draw:fill="none" draw:fill-color="#ffffff"/>
      <style:paragraph-properties fo:text-align="center" style:writing-mode="lr-tb"/>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language="en" fo:country="US" officeooo:rsid="00661272"/>
    </style:style>
    <style:style style:name="T4" style:family="text">
      <style:text-properties fo:language="en" fo:country="US" officeooo:rsid="00748d67"/>
    </style:style>
    <style:style style:name="T5" style:family="text">
      <style:text-properties fo:font-style="italic" fo:font-weight="bold" officeooo:rsid="00329698" style:font-style-asian="italic" style:font-weight-asian="bold" style:font-style-complex="italic" style:font-weight-complex="bold"/>
    </style:style>
    <style:style style:name="T6" style:family="text">
      <style:text-properties fo:font-style="normal" officeooo:rsid="00329698" style:font-style-asian="normal" style:font-style-complex="normal"/>
    </style:style>
    <style:style style:name="T7" style:family="text">
      <style:text-properties fo:color="#000000" style:font-name="Century Gothic" fo:font-size="10pt" style:text-underline-style="none" fo:font-weight="bold" style:font-size-asian="10pt" style:font-weight-asian="bold" style:font-name-complex="Century Gothic" style:font-weight-complex="bold"/>
    </style:style>
    <style:style style:name="T8" style:family="text">
      <style:text-properties fo:color="#000000" style:font-name="Century Gothic" fo:font-size="10pt" style:font-size-asian="10pt" style:font-name-complex="Century Gothic"/>
    </style:style>
    <style:style style:name="T9" style:family="text">
      <style:text-properties fo:color="#000000" style:font-name="Century Gothic" fo:font-size="10pt" officeooo:rsid="00662e8f" style:font-size-asian="10pt" style:font-name-complex="Century Gothic"/>
    </style:style>
    <style:style style:name="T10" style:family="text">
      <style:text-properties fo:color="#000000" style:font-name="Century Gothic" fo:font-size="10pt" officeooo:rsid="0067c341" style:font-size-asian="10pt" style:font-name-complex="Century Gothic"/>
    </style:style>
    <style:style style:name="T11" style:family="text">
      <style:text-properties fo:color="#000000" style:font-name="Century Gothic" fo:font-size="10pt" officeooo:rsid="0064c90c" style:font-size-asian="10pt" style:font-name-complex="Century Gothic"/>
    </style:style>
    <style:style style:name="T12" style:family="text">
      <style:text-properties fo:color="#000000" style:font-name="Century Gothic" fo:font-size="10pt" officeooo:rsid="00691192" style:font-size-asian="10pt" style:font-name-complex="Century Gothic"/>
    </style:style>
    <style:style style:name="T13" style:family="text">
      <style:text-properties fo:color="#000000" style:font-name="Century Gothic" fo:font-size="10pt" officeooo:rsid="00687dc2" style:font-size-asian="10pt" style:font-name-complex="Century Gothic"/>
    </style:style>
    <style:style style:name="T14" style:family="text">
      <style:text-properties fo:color="#000000" style:font-name="Century Gothic" fo:font-size="10pt" style:font-size-asian="10pt" style:font-name-complex="Century Gothic" style:font-weight-complex="bold"/>
    </style:style>
    <style:style style:name="T15" style:family="text">
      <style:text-properties fo:color="#000000" style:font-name="Century Gothic" fo:font-size="10pt" officeooo:rsid="0069ac87" style:font-size-asian="10pt" style:font-name-complex="Century Gothic" style:font-weight-complex="bold"/>
    </style:style>
    <style:style style:name="T16" style:family="text">
      <style:text-properties fo:color="#000000" style:font-name="Century Gothic" fo:font-size="10pt" officeooo:rsid="00756654" style:font-size-asian="10pt" style:font-name-complex="Century Gothic"/>
    </style:style>
    <style:style style:name="T17" style:family="text">
      <style:text-properties fo:color="#000000" style:font-name="Century Gothic" fo:font-size="10pt" fo:font-weight="bold" style:font-size-asian="10pt" style:font-weight-asian="bold" style:font-name-complex="Century Gothic" style:font-weight-complex="bold"/>
    </style:style>
    <style:style style:name="T18" style:family="text">
      <style:text-properties fo:color="#000000" style:font-name="Century Gothic" fo:font-size="10pt" fo:font-weight="bold" officeooo:rsid="00756654" style:font-size-asian="10pt" style:font-weight-asian="bold" style:font-name-complex="Century Gothic" style:font-weight-complex="bold"/>
    </style:style>
    <style:style style:name="T19" style:family="text">
      <style:text-properties fo:color="#000000" style:font-name="Century Gothic" fo:font-size="10pt" style:font-name-asian="Century Gothic" style:font-size-asian="10pt" style:font-name-complex="Century Gothic" style:font-weight-complex="bold"/>
    </style:style>
    <style:style style:name="T20" style:family="text">
      <style:text-properties fo:color="#000000" style:text-position="sub 58%" style:font-name="Century Gothic" fo:font-size="10pt" style:font-size-asian="10pt" style:font-name-complex="Century Gothic" style:font-weight-complex="bold"/>
    </style:style>
    <style:style style:name="T21" style:family="text">
      <style:text-properties style:font-name="Century Gothic" fo:font-size="10pt" style:font-size-asian="10pt" style:font-name-complex="Century Gothic"/>
    </style:style>
    <style:style style:name="T22" style:family="text">
      <style:text-properties style:font-name="Century Gothic" fo:font-size="10pt" officeooo:rsid="006a0840" style:font-size-asian="10pt" style:font-name-complex="Century Gothic"/>
    </style:style>
    <style:style style:name="T23" style:family="text">
      <style:text-properties style:font-name="Century Gothic" fo:font-size="10pt" fo:language="en" fo:country="US" style:font-size-asian="10pt" style:language-asian="en" style:country-asian="US" style:font-name-complex="Century Gothic" style:font-size-complex="10pt"/>
    </style:style>
    <style:style style:name="T24" style:family="text">
      <style:text-properties style:font-name="Century Gothic" fo:font-size="10pt" fo:language="en" fo:country="US" fo:font-weight="normal" officeooo:rsid="00535b5d" style:font-size-asian="10pt" style:language-asian="en" style:country-asian="US" style:font-weight-asian="normal" style:font-name-complex="Century Gothic" style:font-size-complex="10pt" style:font-weight-complex="normal"/>
    </style:style>
    <style:style style:name="T25" style:family="text">
      <style:text-properties style:font-name="Century Gothic" fo:font-size="10pt" fo:language="en" fo:country="US" fo:font-weight="normal" officeooo:rsid="0076e220" style:font-size-asian="10pt" style:language-asian="en" style:country-asian="US" style:font-weight-asian="normal" style:font-name-complex="Century Gothic" style:font-size-complex="10pt" style:font-weight-complex="normal"/>
    </style:style>
    <style:style style:name="T26" style:family="text">
      <style:text-properties style:font-name="Century Gothic" fo:font-size="10pt" fo:language="en" fo:country="US" fo:font-weight="normal" officeooo:rsid="0079cf44" style:font-size-asian="10pt" style:language-asian="en" style:country-asian="US" style:font-weight-asian="normal" style:font-name-complex="Century Gothic" style:font-size-complex="10pt" style:font-weight-complex="normal"/>
    </style:style>
    <style:style style:name="T27" style:family="text">
      <style:text-properties style:text-position="sub 58%" style:font-name="Century Gothic" fo:font-size="10pt" style:font-size-asian="10pt" style:font-name-complex="Century Gothic"/>
    </style:style>
    <style:style style:name="T28" style:family="text">
      <style:text-properties style:text-position="super 58%" style:font-name="Century Gothic" fo:font-size="10pt" style:font-size-asian="10pt" style:font-name-complex="Century Gothic"/>
    </style:style>
    <style:style style:name="T29" style:family="text">
      <style:text-properties fo:font-weight="bold" style:font-weight-asian="bold" style:font-weight-complex="bold"/>
    </style:style>
    <style:style style:name="T30" style:family="text">
      <style:text-properties style:use-window-font-color="true" style:font-name="Arial1" fo:font-size="11pt" fo:language="en" fo:country="US" fo:font-weight="bold" style:font-name-asian="Times New Roman" style:font-size-asian="11pt" style:font-weight-asian="bold" style:font-name-complex="Arial1" style:font-size-complex="11pt"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 style:family="graphic">
      <style:graphic-properties style:run-through="foreground"/>
    </style:style>
    <style:style style:name="gr4" style:family="graphic">
      <style:graphic-properties draw:stroke="solid" svg:stroke-width="0.026cm" svg:stroke-color="#000000"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marker-start="msArrowOvalEnd_20_5" draw:marker-start-width="0.212cm" draw:marker-start-center="true"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xercise </text:span><text:span text:style-name="T4">4</text:span><text:span text:style-name="T1">: </text:span><text:span text:style-name="T3">Part </text:span><text:span text:style-name="T4">1</text:span></text:p>
      <text:p text:style-name="P6"/>
      <text:p text:style-name="P7">Optimisation with Simulated Annealing </text:p>
      <text:p text:style-name="P2"/>
      <text:p text:style-name="P3">Python Programming Bootcamp by Dr Rohitash Chandra</text:p>
      <text:p text:style-name="P3">UNSW, 2021</text:p>
      <text:p text:style-name="P4"/>
      <text:p text:style-name="P5">Introduction</text:p>
      <text:p text:style-name="P8"/>
      <text:p text:style-name="P9"><text:span text:style-name="T6">Your are required to use</text:span><text:span text:style-name="T5"> object oriented programming</text:span><text:span text:style-name="T6"> techniques in your program. </text:span></text:p>
      <text:p text:style-name="P12"><text:s text:c="2"/></text:p>
      <text:p text:style-name="P10">Description</text:p>
      <text:p text:style-name="P11"/>
      <text:p text:style-name="P23">Even though we have seen how dynamic programming algorithms often result in a more efficient algorithm than other approaches, this need not necessarily be the case. The Traveling Salesman problem (TSP) belongs to a class of problems for which it is believed that no efficient algorithms exist, i.e. essentially any algorithm for this problem will have exponential time complexity. <text:s/>Here, you will implement such a dynamic programming algorithm which has exponential time complexity. <text:s/>Although exact solutions for TSP are very difficult to obtain for sufficiently large problems, probabilistic methods may find very good solutions quite quickly. Simulated annealing is a generic optimization method which finds such good solutions for very difficult problems relatively fast. You will implement and compare the solution found with the exact method with that found by simulated annealing.</text:p>
      <text:p text:style-name="P23"/>
      <text:p text:style-name="P14"><text:span text:style-name="Internet_20_link"><text:span text:style-name="T7"><text:s/></text:span></text:span><text:span text:style-name="T21"><text:line-break/></text:span></text:p>
      <text:p text:style-name="P14"><text:span text:style-name="T8">The Traveling Salesman Problem (TSP) is to determine a shortest route thr</text:span><text:span text:style-name="T9">o</text:span><text:span text:style-name="T8">u</text:span><text:span text:style-name="T9">gh</text:span><text:span text:style-name="T8"> n cities that starts at the salesman's home city, visits each of the cities once, and ends up at the same city. In this project, you will implement various methods for finding such a tour including probabilistic algorithms. </text:span></text:p>
      <text:p text:style-name="P23"/>
      <text:p text:style-name="P23"/>
      <text:p text:style-name="P23"/>
      <text:p text:style-name="P23"><text:span text:style-name="T29">Implementation:<text:line-break/></text:span></text:p>
      <text:list xml:id="list2055526368" text:style-name="L3">
        <text:list-item>
          <text:p text:style-name="P15"><text:span text:style-name="T8">Use </text:span><text:span text:style-name="T16">naive method</text:span><text:span text:style-name="T10"> </text:span><text:span text:style-name="T8">to solve the TSP for tours for N= </text:span><text:span text:style-name="T11">8, </text:span><text:span text:style-name="T8">16, 32 cities. </text:span><text:span text:style-name="T21">What is the time complexity of your program? <text:s text:c="2"/>(</text:span><text:span text:style-name="T22">2</text:span><text:span text:style-name="T21">0%) </text:span></text:p>
        </text:list-item>
        <text:list-item>
          <text:p text:style-name="P15"><text:span text:style-name="T8">Use simulated annealing to solve the TSP for tours for N= </text:span><text:span text:style-name="T11">8, </text:span><text:span text:style-name="T8">16, 32 cities. Can your implementation handle a tour of 1024 cities? How good are the solutions found by simulated annealing? (</text:span><text:span text:style-name="T12">4</text:span><text:span text:style-name="T8">0%)</text:span></text:p>
        </text:list-item>
        <text:list-item>
          <text:p text:style-name="P25">Give report of your experiments and discuss your results by comparing them. You need to run 10 experiments for each case and compare the mean. </text:p>
        </text:list-item>
        <text:list-item>
          <text:p text:style-name="P15"><text:span text:style-name="T8">Randomly generate cities and display them in a graphics window. </text:span><text:span text:style-name="T13">Show graphical display where both algorithms solve TSP for a single run of 16 cities.</text:span><text:span text:style-name="T8"> (</text:span><text:span text:style-name="T13">3</text:span><text:span text:style-name="T8">0%)</text:span></text:p>
        </text:list-item>
      </text:list>
      <text:p text:style-name="P23"/>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Extra credit problem:<text:line-break/><text:line-break/></text:span><text:span text:style-name="T18">S</text:span><text:span text:style-name="T14">how the evolution of <text:s/>solution for <text:s/>the simulated annealing after each c</text:span><text:span text:style-name="T15">ertain</text:span><text:span text:style-name="T14"> iterations and the best solution found <text:s text:c="2"/>after each tour is computed. (30%)</text:span></text:p>
      <text:p text:style-name="P26"/>
      <text:p text:style-name="P26">Output:</text:p>
      <text:p text:style-name="P24"><text:line-break/>Show the solutions found by the two methods in separate graphics windows.</text:p>
      <text:p text:style-name="P22"/>
      <text:p text:style-name="P19"/>
      <text:p text:style-name="P22"/>
      <text:p text:style-name="P22"><draw:g text:anchor-type="char" draw:z-index="0" draw:style-name="gr1"><draw:frame draw:style-name="gr2" draw:text-style-name="P32" svg:width="6.324cm" svg:height="5.822cm" svg:x="5.239cm" svg:y="0.111cm"><draw:text-box><text:p text:style-name="P31"><text:span text:style-name="T30">TSP with Simulated Annealing</text:span></text:p></draw:text-box></draw:frame><draw:g draw:style-name="gr3"><draw:line draw:style-name="gr4" draw:text-style-name="P33" svg:x1="7.514cm" svg:y1="3.286cm" svg:x2="8.601cm" svg:y2="3.967cm"><text:p/></draw:line><draw:line draw:style-name="gr4" draw:text-style-name="P33" svg:x1="7.865cm" svg:y1="5.134cm" svg:x2="7.477cm" svg:y2="3.284cm"><text:p/></draw:line><draw:line draw:style-name="gr5" draw:text-style-name="P33" svg:x1="8.601cm" svg:y1="3.967cm" svg:x2="8.859cm" svg:y2="2.863cm"><text:p/></draw:line><draw:line draw:style-name="gr4" draw:text-style-name="P33" svg:x1="6.505cm" svg:y1="3.967cm" svg:x2="7.902cm" svg:y2="1.432cm"><text:p/></draw:line><draw:line draw:style-name="gr4" draw:text-style-name="P33" svg:x1="7.902cm" svg:y1="1.434cm" svg:x2="10.424cm" svg:y2="1.857cm"><text:p/></draw:line><draw:line draw:style-name="gr4" draw:text-style-name="P33" svg:x1="10.467cm" svg:y1="1.825cm" svg:x2="10.001cm" svg:y2="4.554cm"><text:p/></draw:line><draw:line draw:style-name="gr5" draw:text-style-name="P33" svg:x1="10.7cm" svg:y1="3.579cm" svg:x2="10.001cm" svg:y2="4.553cm"><text:p/></draw:line><draw:line draw:style-name="gr4" draw:text-style-name="P33" svg:x1="10.696cm" svg:y1="3.579cm" svg:x2="9.532cm" svg:y2="3.969cm"><text:p/></draw:line><draw:line draw:style-name="gr4" draw:text-style-name="P33" svg:x1="8.834cm" svg:y1="2.796cm" svg:x2="9.533cm" svg:y2="3.965cm"><text:p/></draw:line><draw:line draw:style-name="gr5" draw:text-style-name="P33" svg:x1="7.902cm" svg:y1="5.137cm" svg:x2="6.505cm" svg:y2="3.99cm"><text:p/></draw:line></draw:g><draw:line draw:style-name="gr6" draw:text-style-name="P33" svg:x1="5.265cm" svg:y1="0.906cm" svg:x2="11.562cm" svg:y2="0.906cm"><text:p/></draw:line></draw:g></text:p>
      <text:p text:style-name="P22"/>
      <text:p text:style-name="P22"/>
      <text:p text:style-name="P22"/>
      <text:p text:style-name="P19"/>
      <text:p text:style-name="P26"/>
      <text:p text:style-name="P26"/>
      <text:p text:style-name="P26"/>
      <text:p text:style-name="P26"/>
      <text:p text:style-name="P26"/>
      <text:p text:style-name="P26"/>
      <text:p text:style-name="P26"/>
      <text:p text:style-name="P26"/>
      <text:p text:style-name="P26"/>
      <text:p text:style-name="P26"/>
      <text:p text:style-name="P26"/>
      <text:p text:style-name="P27">Simulated Annealing:<text:line-break/></text:p>
      <text:p text:style-name="P24">The algorithm for simulated annealing works as follows for TSP (go and look-up work by Kirkpatrick on the Internet!):</text:p>
      <text:p text:style-name="P24"/>
      <text:p text:style-name="P24">BEGIN</text:p>
      <text:p text:style-name="P24"><text:tab/>Select an initial temperature T; </text:p>
      <text:p text:style-name="P14"><text:span text:style-name="T14"><text:tab/>Randomly generate a tour S</text:span><text:span text:style-name="T20">1 </text:span><text:span text:style-name="T14">with length L</text:span><text:span text:style-name="T20">1.</text:span></text:p>
      <text:p text:style-name="P14"><text:span text:style-name="T20"><text:tab/></text:span><text:span text:style-name="T14"> </text:span></text:p>
      <text:p text:style-name="P22">WHILE (TRUE) DO</text:p>
      <text:p text:style-name="P22">BEGIN</text:p>
      <text:p text:style-name="P22"><text:tab/>FOR <text:s/>i:=1 TO c DO /* define the number of changes at a constant temperature */</text:p>
      <text:p text:style-name="P22"><text:tab/>BEGIN</text:p>
      <text:p text:style-name="P30"><text:span text:style-name="T21"><text:tab/><text:tab/>Create a new tour S</text:span><text:span text:style-name="T27">2 </text:span><text:span text:style-name="T21">from tour S</text:span><text:span text:style-name="T27">1 </text:span><text:span text:style-name="T21"><text:s/>by randomly swapping two </text:span></text:p>
      <text:p text:style-name="P30"><text:span text:style-name="T21"><text:tab/><text:tab/>neighboring cities. Let L</text:span><text:span text:style-name="T27">2 </text:span><text:span text:style-name="T21"><text:s/>be the length of tour S</text:span><text:span text:style-name="T27">2.</text:span></text:p>
      <text:p text:style-name="P30"><text:span text:style-name="T27"><text:tab/><text:tab/></text:span><text:span text:style-name="T21">IF L</text:span><text:span text:style-name="T27">2 </text:span><text:span text:style-name="T21"><text:s/>&lt; <text:s/></text:span><text:span text:style-name="T14">L</text:span><text:span text:style-name="T20">1 </text:span><text:span text:style-name="T14">THEN</text:span></text:p>
      <text:p text:style-name="P30"><text:span text:style-name="T14"><text:tab/><text:tab/><text:tab/></text:span><text:span text:style-name="T21">S</text:span><text:span text:style-name="T27">1 := <text:s/></text:span><text:span text:style-name="T21">S</text:span><text:span text:style-name="T27">2; <text:s/></text:span><text:span text:style-name="T21">/* accept S</text:span><text:span text:style-name="T27">2</text:span><text:span text:style-name="T21"> as the new tour */</text:span></text:p>
      <text:p text:style-name="P30"><text:span text:style-name="T21"><text:tab/><text:tab/><text:tab/>L</text:span><text:span text:style-name="T27">1 := <text:s/></text:span><text:span text:style-name="T21">L</text:span><text:span text:style-name="T27">2; <text:s/></text:span></text:p>
      <text:p text:style-name="P22"><text:tab/><text:tab/>ELSE </text:p>
      <text:p text:style-name="P30"><text:span text:style-name="T14"><text:tab/><text:tab/><text:tab/>Accept </text:span><text:span text:style-name="T21">S</text:span><text:span text:style-name="T27">2 </text:span><text:span text:style-name="T21">as the new tour S</text:span><text:span text:style-name="T27">1 </text:span><text:span text:style-name="T21">with probability</text:span></text:p>
      <text:p text:style-name="P30"><text:span text:style-name="T21"><text:tab/><text:tab/><text:tab/>P = e</text:span><text:span text:style-name="T28">-x </text:span><text:span text:style-name="T21"><text:s/>where x = (L</text:span><text:span text:style-name="T27">2 </text:span><text:span text:style-name="T21"><text:s/>- </text:span><text:span text:style-name="T14">L</text:span><text:span text:style-name="T20">1</text:span><text:span text:style-name="T14">)/kT /* k is Boltzmann constant */</text:span></text:p>
      <text:p text:style-name="P30"><text:span text:style-name="T19"><text:s text:c="39"/></text:span><text:span text:style-name="T14">with length </text:span><text:span text:style-name="T21">L</text:span><text:span text:style-name="T27">1.</text:span></text:p>
      <text:p text:style-name="P22"><text:tab/>END</text:p>
      <text:p text:style-name="P22">T := T/(1+T); /* cool down the temperature */</text:p>
      <text:p text:style-name="P22">END</text:p>
      <text:p text:style-name="P22"><text:tab/>END</text:p>
      <text:p text:style-name="P22"/>
      <text:p text:style-name="P22"/>
      <text:p text:style-name="P14"><text:span text:style-name="T23">Note that the probability of temporarily accepting a longer tour declines with decreasing annealing temperature. A detailed description of simulated annealing for TSP is given below from Wikipedia: </text:span><text:a xlink:type="simple" xlink:href="http://en.wikipedia.org/wiki/Simulated_annealing" text:style-name="Internet_20_link" text:visited-style-name="Visited_20_Internet_20_Link"><text:span text:style-name="Internet_20_link"><text:span text:style-name="T23">http://en.wikipedia.org/wiki/Simulated_annealing</text:span></text:span></text:a><text:span text:style-name="T23"> <text:s/></text:span></text:p>
      <text:p text:style-name="P18"><text:soft-page-break/></text:p>
      <text:p text:style-name="P18"/>
      <text:p text:style-name="P20"/>
      <text:p text:style-name="P20"/>
      <text:p text:style-name="P21">Resources: </text:p>
      <text:p text:style-name="P17"/>
      <text:list xml:id="list2566842895" text:style-name="L4">
        <text:list-item>
          <text:p text:style-name="P16"><text:a xlink:type="simple" xlink:href="https://www.geeksforgeeks.org/traveling-salesman-problem-tsp-implementation/" text:style-name="Internet_20_link" text:visited-style-name="Visited_20_Internet_20_Link"><text:span text:style-name="T24">https://www.geeksforgeeks.org/traveling-salesman-problem-tsp-implementation/</text:span></text:a></text:p>
          <text:p text:style-name="P16"><text:span text:style-name="T24"/></text:p>
        </text:list-item>
        <text:list-item>
          <text:p text:style-name="P16"><text:a xlink:type="simple" xlink:href="https://stackoverflow.com/questions/46506375/creating-graphics-for-euclidean-instances-of-tsp" text:style-name="Internet_20_link" text:visited-style-name="Visited_20_Internet_20_Link"><text:span text:style-name="T24">https://stackoverflow.com/questions/46506375/creating-graphics-for-euclidean-instances-of-tsp</text:span></text:a></text:p>
        </text:list-item>
        <text:list-item>
          <text:p text:style-name="P16"><text:span text:style-name="T26">Potential </text:span><text:span text:style-name="T25">Solution: </text:span><text:a xlink:type="simple" xlink:href="https://github.com/jedrazb/python-tsp-simulated-annealing" text:style-name="Internet_20_link" text:visited-style-name="Visited_20_Internet_20_Link">https://github.com/jedrazb/python-tsp-simulated-annealing</text:a><text:span text:style-name="T24"> </text:span></text:p>
          <text:p text:style-name="P16"><text:span text:style-name="T24"/></text:p>
        </text:list-item>
      </text:list>
      <text:p text:style-name="P14"><text:span text:style-name="T24"/></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OvalEnd_20_5" draw:display-name="msArrowOvalEnd 5" svg:viewBox="0 -60 120 120" svg:d="M120 0c0-33-27-60-60-60s-60 27-60 60 27 60 60 60 60-27 60-6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5T17:36:29.057419234</dc:date>
    <meta:editing-duration>PT4H40M42S</meta:editing-duration>
    <meta:editing-cycles>99</meta:editing-cycles>
    <meta:document-statistic meta:table-count="0" meta:image-count="0" meta:object-count="0" meta:page-count="3" meta:paragraph-count="47" meta:word-count="542" meta:character-count="3574" meta:non-whitespace-character-count="2976"/>
  </office:meta>
</office:document-meta>
</file>